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4482c" officeooo:paragraph-rsid="000c4f40"/>
    </style:style>
    <style:style style:name="P2" style:family="paragraph" style:parent-style-name="Standard">
      <style:paragraph-properties fo:line-height="150%"/>
      <style:text-properties officeooo:rsid="000c4f40" officeooo:paragraph-rsid="000c4f40"/>
    </style:style>
    <style:style style:name="T1" style:family="text">
      <style:text-properties style:text-underline-style="none" officeooo:rsid="0005a0ff"/>
    </style:style>
    <style:style style:name="T2" style:family="text">
      <style:text-properties officeooo:rsid="0005a0ff"/>
    </style:style>
    <style:style style:name="T3" style:family="text">
      <style:text-properties officeooo:rsid="00062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s trabajos, estudios y conocimiento a tu disposición. </text:p>
      <text:p text:style-name="P1"/>
      <text:p text:style-name="P1"/>
      <text:p text:style-name="P1">Espero que <text:span text:style-name="T3">te encuentres</text:span> bien en este día. Como ya sabes escribo aplicaciones web y <text:span text:style-name="T1">minimizo</text:span> el uso de <text:span text:style-name="T2">librerías</text:span> o marcos de trabajo, pues de ser posible realizo las <text:span text:style-name="T2">funcionalidades</text:span> para las aplicaciones yo mismo. <text:span text:style-name="T2">Esto gracias a que estas libertarias tienen demasiadas instrucciones, más de las que usamos en nuestras aplicaciones comerciales de manera habitual. Si comerciales, por que a eso me dedico, a hacer aplicaciones de gestión de datos para empresas, con usuarios, privilegios y otras funcionalidades. Como lo son, estadísticas sobre los datos recopilados, estados de ventas, compras, nominas y mucho más. Ahora si, te comento que; He presentado demasiadas situaciones creando videos y, publicarlos en YouTube. No te preocupes, trabajaré de forma escrita, visual y con interfaz web para que puedas comprender el contenido de los cursos. Además dentro de mi repositorio de GitHub, tengo todos los trabajos almacenados y podrás leer los comentarios dentro de la codificación. Si tienes alguna pregunta, puedes escribir en la caja comentarios bajo mis publicaciones y a medida que yo tenga el tiempo estaré contestando los mensajes. </text:span></text:p>
      <text:p text:style-name="P1"/>
      <text:p text:style-name="P1"><text:span text:style-name="T2"><text:s/>Recuerda seguirme en Twitter https://twitter.com/codefun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funcode </meta:initial-creator>
    <meta:creation-date>2021-01-27T17:46:08.940033058</meta:creation-date>
    <dc:date>2021-01-27T19:39:48.392145505</dc:date>
    <dc:creator>codefuncode </dc:creator>
    <meta:editing-duration>PT19M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91" meta:character-count="1256" meta:non-whitespace-character-count="1065"/>
  </office:meta>
</office:document-meta>
</file>